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ENDOZA CHAVEZ, ENITH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NDOZA CHAVEZ, ENITH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73996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HAVEZ ROJAS, ROLAND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115270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1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4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7:28:1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